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OLIS GRANADOS, JOSE ELM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7550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IX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227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OLIS GRANADOS, VICTOR WIL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75554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 122 7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SOLIS GRANADOS, JOSE ELM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1755064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7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73840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9/10/2021</text:p>
          </table:table-cell>
          <table:table-cell table:style-name="Tabla2.A4" office:value-type="string">
            <text:p text:style-name="P22">740207</text:p>
          </table:table-cell>
          <table:table-cell table:style-name="Tabla2.D4" office:value-type="string">
            <text:p text:style-name="P23">7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3:08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